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ExpireTime( LocalDateTime expir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35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isExpr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String code , LocalDateTime expir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Model( String code , int expire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getExpir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